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center" draw:textarea-vertical-align="middle"/>
    </style:style>
    <style:style style:name="gr7" style:family="graphic" style:parent-style-name="standard">
      <style:graphic-properties svg:stroke-width="0.152cm" draw:marker-start="Arrow" draw:marker-start-width="0.5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dash" draw:stroke-dash="Fine_20_Dashed" svg:stroke-width="0.254cm" draw:marker-start="Arrow" draw:marker-start-width="0.6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width="0.254cm" svg:stroke-color="#808080" draw:marker-start="Arrow" draw:marker-start-width="0.6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254cm" draw:marker-start="Arrow" draw:marker-start-width="0.6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2.885cm" svg:height="1.923cm" svg:x="3.715cm" svg:y="5.133cm">
          <text:p text:style-name="P1"><text:span text:style-name="T1">X</text:span></text:p>
          <text:p text:style-name="P1">Schema</text:p>
        </draw:rect>
        <draw:rect draw:style-name="gr1" draw:text-style-name="P1" draw:id="id7" draw:layer="layout" svg:width="2.884cm" svg:height="1.923cm" svg:x="10.37cm" svg:y="3.54cm">
          <text:p text:style-name="P1">Diagram</text:p>
          <text:p text:style-name="P1">Schema</text:p>
        </draw:rect>
        <draw:ellipse draw:style-name="gr2" draw:text-style-name="P1" draw:id="id3" draw:layer="layout" svg:width="3.175cm" svg:height="2.54cm" svg:x="3.575cm" svg:y="8.743cm">
          <text:p text:style-name="P1">Foo</text:p>
          <text:p text:style-name="P1"><text:span text:style-name="T2">X</text:span></text:p>
        </draw:ellipse>
        <draw:rect draw:style-name="gr2" draw:text-style-name="P1" draw:id="id5" draw:layer="layout" svg:width="5.363cm" svg:height="1.923cm" svg:x="9.212cm" svg:y="8.773cm">
          <text:p text:style-name="P1">DiagramGrammar</text:p>
          <text:p text:style-name="P1">Schema</text:p>
        </draw:rect>
        <draw:custom-shape draw:style-name="gr3" draw:text-style-name="P1" draw:id="id2" draw:layer="layout" svg:width="4.785cm" svg:height="1.443cm" svg:x="2.84cm" svg:y="14.05cm">
          <text:p text:style-name="P1">Diagram</text:p>
          <text:p text:style-name="P1">Ed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.643cm" svg:y1="14.797cm" svg:x2="7.027cm" svg:y2="14.772cm" draw:start-shape="id1" draw:end-shape="id2" draw:end-glue-point="6" svg:d="m8643 14797h-509v-25h-1107">
          <text:p/>
        </draw:connector>
        <draw:connector draw:style-name="gr5" draw:text-style-name="P1" draw:layer="layout" svg:x1="5.162cm" svg:y1="8.743cm" svg:x2="5.157cm" svg:y2="7.056cm" draw:start-shape="id3" draw:start-glue-point="0" draw:end-shape="id4" draw:end-glue-point="2" svg:d="m5162 8743v-843h-5v-844">
          <text:p/>
        </draw:connector>
        <draw:ellipse draw:style-name="gr6" draw:text-style-name="P1" draw:id="id1" draw:layer="layout" svg:width="6.467cm" svg:height="3.158cm" svg:x="8.643cm" svg:y="13.218cm">
          <text:p text:style-name="P1"><text:span text:style-name="T2">X</text:span></text:p>
          <text:p text:style-name="P1">DiagramGrammar</text:p>
        </draw:ellipse>
        <draw:connector draw:style-name="gr5" draw:text-style-name="P1" draw:layer="layout" svg:x1="11.876cm" svg:y1="13.218cm" svg:x2="11.893cm" svg:y2="10.696cm" draw:start-shape="id1" draw:start-glue-point="0" draw:end-shape="id5" draw:end-glue-point="2" svg:d="m11876 13218v-1261h17v-1261">
          <text:p/>
        </draw:connector>
        <draw:connector draw:style-name="gr7" draw:text-style-name="P1" draw:layer="layout" draw:type="line" svg:x1="5.162cm" svg:y1="11.283cm" svg:x2="5.233cm" svg:y2="14.05cm" draw:start-shape="id3" draw:start-glue-point="2" draw:end-shape="id2" draw:end-glue-point="5" svg:d="m5162 11283 71 2767">
          <text:p/>
        </draw:connector>
        <draw:line draw:style-name="gr8" draw:text-style-name="P1" draw:layer="layout" svg:x1="6.16cm" svg:y1="6.868cm" svg:x2="9.335cm" svg:y2="13.853cm">
          <text:p/>
        </draw:line>
        <draw:custom-shape draw:style-name="gr3" draw:text-style-name="P1" draw:layer="layout" svg:width="1.905cm" svg:height="3.175cm" svg:x="10.905cm" svg:y="5.533cm">
          <text:p text:style-name="P1">Templatize</text:p>
          <text:p text:style-name="P1">Schema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2" draw:text-style-name="P1" draw:id="id6" draw:layer="layout" svg:width="3.11cm" svg:height="2.429cm" svg:x="0.365cm" svg:y="9.532cm">
          <text:p text:style-name="P1"><text:span text:style-name="T2">Foo</text:span></text:p>
          <text:p text:style-name="P1"><text:span text:style-name="T2">Diagram</text:span></text:p>
        </draw:ellipse>
        <draw:connector draw:style-name="gr7" draw:text-style-name="P1" draw:layer="layout" draw:type="line" svg:x1="1.92cm" svg:y1="11.961cm" svg:x2="5.234cm" svg:y2="14.051cm" draw:start-shape="id6" draw:start-glue-point="2" svg:d="m1920 11961 3314 2090">
          <text:p/>
        </draw:connector>
        <draw:rect draw:style-name="gr1" draw:text-style-name="P2" draw:layer="layout" svg:width="2.884cm" svg:height="1.923cm" svg:x="17.415cm" svg:y="3.981cm">
          <text:p text:style-name="P2">Diagram</text:p>
          <text:p text:style-name="P2">Grammar</text:p>
        </draw:rect>
        <draw:rect draw:style-name="gr2" draw:text-style-name="P2" draw:id="id8" draw:layer="layout" svg:width="5.363cm" svg:height="1.923cm" svg:x="16.357cm" svg:y="9.114cm">
          <text:p text:style-name="P2">DiagramGrammar</text:p>
          <text:p text:style-name="P2">Grammar</text:p>
        </draw:rect>
        <draw:custom-shape draw:style-name="gr3" draw:text-style-name="P2" draw:layer="layout" svg:width="1.905cm" svg:height="3.092cm" svg:x="17.95cm" svg:y="5.957cm">
          <text:p text:style-name="P2">Templatize</text:p>
          <text:p text:style-name="P2">Grammar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2" draw:text-style-name="P1" draw:id="id10" draw:layer="layout" svg:width="6.467cm" svg:height="3.158cm" svg:x="21.985cm" svg:y="13.159cm">
          <text:p text:style-name="P1"><text:span text:style-name="T2">X</text:span></text:p>
          <text:p text:style-name="P1">DiagramGrammar</text:p>
          <text:p text:style-name="P1">Text</text:p>
        </draw:ellipse>
        <draw:custom-shape draw:style-name="gr3" draw:text-style-name="P1" draw:id="id9" draw:layer="layout" svg:width="4.785cm" svg:height="1.443cm" svg:x="16.3cm" svg:y="14.039cm">
          <text:p text:style-name="P1">Read</text:p>
          <text:p text:style-name="P1">Wri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.92cm" svg:y1="9.532cm" svg:x2="10.37cm" svg:y2="4.501cm" draw:start-shape="id6" draw:start-glue-point="0" draw:end-shape="id7" draw:end-glue-point="3" svg:d="m1920 9532v-5031h8450">
          <text:p/>
        </draw:connector>
        <draw:connector draw:style-name="gr4" draw:text-style-name="P1" draw:layer="layout" svg:x1="19.038cm" svg:y1="11.037cm" svg:x2="19.291cm" svg:y2="14.039cm" draw:start-shape="id8" draw:start-glue-point="2" draw:end-shape="id9" draw:end-glue-point="4" svg:d="m19038 11037v1501h253v1501">
          <text:p/>
        </draw:connector>
        <draw:connector draw:style-name="gr4" draw:text-style-name="P1" draw:layer="layout" svg:x1="15.11cm" svg:y1="14.797cm" svg:x2="16.898cm" svg:y2="14.761cm" draw:start-shape="id1" draw:start-glue-point="1" draw:end-shape="id9" draw:end-glue-point="9" svg:d="m15110 14797h595v-36h1193">
          <text:p/>
        </draw:connector>
        <draw:connector draw:style-name="gr4" draw:text-style-name="P1" draw:layer="layout" svg:x1="20.487cm" svg:y1="14.761cm" svg:x2="21.985cm" svg:y2="14.738cm" draw:start-shape="id9" draw:start-glue-point="6" draw:end-shape="id10" draw:end-glue-point="3" svg:d="m20487 14761h1048v-23h450">
          <text:p/>
        </draw:connector>
      </draw:page>
      <draw:page draw:name="page2" draw:style-name="dp1" draw:master-page-name="Default">
        <draw:line draw:style-name="gr9" draw:text-style-name="P1" draw:layer="layout" svg:x1="13.7cm" svg:y1="17.51cm" svg:x2="18.145cm" svg:y2="11.795cm">
          <text:p/>
        </draw:line>
        <draw:rect draw:style-name="gr2" draw:text-style-name="P2" draw:id="id14" draw:layer="layout" svg:width="2.885cm" svg:height="1.923cm" svg:x="3.145cm" svg:y="9.16cm">
          <text:p text:style-name="P2"><text:span text:style-name="T1">X</text:span></text:p>
          <text:p text:style-name="P2">Schema</text:p>
        </draw:rect>
        <draw:rect draw:style-name="gr2" draw:text-style-name="P2" draw:layer="layout" svg:width="2.884cm" svg:height="1.923cm" svg:x="9.8cm" svg:y="7.567cm">
          <text:p text:style-name="P2">Diagram</text:p>
          <text:p text:style-name="P2">Schema</text:p>
        </draw:rect>
        <draw:ellipse draw:style-name="gr2" draw:text-style-name="P2" draw:id="id13" draw:layer="layout" svg:width="3.175cm" svg:height="2.54cm" svg:x="3.005cm" svg:y="12.77cm">
          <text:p text:style-name="P2">Foo</text:p>
          <text:p text:style-name="P2"><text:span text:style-name="T2">X</text:span></text:p>
        </draw:ellipse>
        <draw:rect draw:style-name="gr2" draw:text-style-name="P2" draw:id="id15" draw:layer="layout" svg:width="5.363cm" svg:height="1.923cm" svg:x="8.642cm" svg:y="12.8cm">
          <text:p text:style-name="P2">DiagramGrammar</text:p>
          <text:p text:style-name="P2">Schema</text:p>
        </draw:rect>
        <draw:custom-shape draw:style-name="gr10" draw:text-style-name="P2" draw:id="id12" draw:layer="layout" svg:width="4.785cm" svg:height="1.443cm" svg:x="2.27cm" svg:y="18.077cm">
          <text:p text:style-name="P2">Diagram</text:p>
          <text:p text:style-name="P2">Ed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.073cm" svg:y1="18.824cm" svg:x2="6.457cm" svg:y2="18.799cm" draw:start-shape="id11" draw:end-shape="id12" draw:end-glue-point="6" svg:d="m8073 18824h-509v-25h-1107">
          <text:p/>
        </draw:connector>
        <draw:connector draw:style-name="gr5" draw:text-style-name="P1" draw:layer="layout" svg:x1="4.592cm" svg:y1="12.77cm" svg:x2="4.587cm" svg:y2="11.083cm" draw:start-shape="id13" draw:start-glue-point="0" draw:end-shape="id14" draw:end-glue-point="2" svg:d="m4592 12770v-843h-5v-844">
          <text:p/>
        </draw:connector>
        <draw:ellipse draw:style-name="gr2" draw:text-style-name="P2" draw:id="id11" draw:layer="layout" svg:width="6.467cm" svg:height="3.158cm" svg:x="8.073cm" svg:y="17.245cm">
          <text:p text:style-name="P2"><text:span text:style-name="T2">X</text:span></text:p>
          <text:p text:style-name="P2">DiagramGrammar</text:p>
        </draw:ellipse>
        <draw:connector draw:style-name="gr5" draw:text-style-name="P1" draw:layer="layout" svg:x1="11.306cm" svg:y1="17.245cm" svg:x2="11.323cm" svg:y2="14.723cm" draw:start-shape="id11" draw:start-glue-point="0" draw:end-shape="id15" draw:end-glue-point="2" svg:d="m11306 17245v-1261h17v-1261">
          <text:p/>
        </draw:connector>
        <draw:connector draw:style-name="gr7" draw:text-style-name="P1" draw:layer="layout" draw:type="line" svg:x1="4.592cm" svg:y1="15.31cm" svg:x2="4.663cm" svg:y2="18.077cm" draw:start-shape="id13" draw:start-glue-point="2" draw:end-shape="id12" draw:end-glue-point="5" svg:d="m4592 15310 71 2767">
          <text:p/>
        </draw:connector>
        <draw:ellipse draw:style-name="gr2" draw:text-style-name="P2" draw:id="id16" draw:layer="layout" svg:width="6.35cm" svg:height="3.175cm" svg:x="14.175cm" svg:y="21.86cm">
          <text:p text:style-name="P2">DiagramGrammar</text:p>
          <text:p text:style-name="P2">DiagramGrammar</text:p>
        </draw:ellipse>
        <draw:custom-shape draw:style-name="gr10" draw:text-style-name="P2" draw:id="id17" draw:layer="layout" svg:width="4.635cm" svg:height="1.443cm" svg:x="8.39cm" svg:y="22.695cm">
          <text:p text:style-name="P2">Diagram</text:p>
          <text:p text:style-name="P2">Ed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7.35cm" svg:y1="21.86cm" svg:x2="14.005cm" svg:y2="13.761cm" draw:start-shape="id16" draw:start-glue-point="0" draw:end-shape="id15" draw:end-glue-point="1" svg:d="m17350 21860v-8099h-3345">
          <text:p/>
        </draw:connector>
        <draw:connector draw:style-name="gr7" draw:text-style-name="P1" draw:layer="layout" draw:type="line" svg:x1="11.306cm" svg:y1="20.403cm" svg:x2="11.287cm" svg:y2="22.695cm" draw:start-shape="id11" draw:end-shape="id17" draw:end-glue-point="4" svg:d="m11306 20403-19 2292">
          <text:p/>
        </draw:connector>
        <draw:connector draw:style-name="gr4" draw:text-style-name="P1" draw:layer="layout" svg:x1="14.175cm" svg:y1="23.447cm" svg:x2="12.446cm" svg:y2="23.417cm" draw:start-shape="id16" draw:start-glue-point="3" draw:end-shape="id17" draw:end-glue-point="6" svg:d="m14175 23447h-575v-30h-1154">
          <text:p/>
        </draw:connector>
        <draw:line draw:style-name="gr8" draw:text-style-name="P1" draw:layer="layout" svg:x1="5.59cm" svg:y1="10.895cm" svg:x2="8.765cm" svg:y2="17.88cm">
          <text:p/>
        </draw:line>
        <draw:line draw:style-name="gr8" draw:text-style-name="P1" draw:layer="layout" svg:x1="13.61cm" svg:y1="14.705cm" svg:x2="16.785cm" svg:y2="21.69cm">
          <text:p/>
        </draw:line>
        <draw:custom-shape draw:style-name="gr10" draw:text-style-name="P2" draw:layer="layout" svg:width="1.905cm" svg:height="3.175cm" svg:x="10.335cm" svg:y="9.56cm">
          <text:p text:style-name="P2">Templatiz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1" draw:layer="layout" draw:line-skew="1.404cm" svg:x1="10.708cm" svg:y1="24.138cm" svg:x2="17.35cm" svg:y2="25.035cm" draw:start-shape="id17" draw:start-glue-point="8" draw:end-shape="id16" draw:end-glue-point="2" svg:d="m10708 24138v2802h6642v-1905">
          <text:p/>
        </draw:connector>
        <draw:ellipse draw:style-name="gr2" draw:text-style-name="P2" draw:id="id18" draw:layer="layout" svg:width="2.475cm" svg:height="1.905cm" svg:x="1cm" svg:y="14.875cm">
          <text:p text:style-name="P2"><text:span text:style-name="T2">Diagram</text:span></text:p>
          <text:p text:style-name="P2"><text:span text:style-name="T2">Extra</text:span></text:p>
        </draw:ellipse>
        <draw:connector draw:style-name="gr7" draw:text-style-name="P1" draw:layer="layout" draw:type="line" svg:x1="2.237cm" svg:y1="16.78cm" svg:x2="4.664cm" svg:y2="18.078cm" draw:start-shape="id18" draw:start-glue-point="2" svg:d="m2237 16780 2427 1298">
          <text:p/>
        </draw:connector>
        <draw:rect draw:style-name="gr2" draw:text-style-name="P2" draw:layer="layout" svg:width="2.884cm" svg:height="1.923cm" svg:x="16.028cm" svg:y="1.429cm">
          <text:p text:style-name="P2">Diagram</text:p>
          <text:p text:style-name="P2">Grammar</text:p>
        </draw:rect>
        <draw:rect draw:style-name="gr2" draw:text-style-name="P2" draw:layer="layout" svg:width="5.363cm" svg:height="1.923cm" svg:x="14.97cm" svg:y="6.062cm">
          <text:p text:style-name="P2">DiagramGrammar</text:p>
          <text:p text:style-name="P2">Grammar</text:p>
        </draw:rect>
        <draw:custom-shape draw:style-name="gr10" draw:text-style-name="P2" draw:layer="layout" svg:width="1.905cm" svg:height="2.692cm" svg:x="16.563cm" svg:y="3.305cm">
          <text:p text:style-name="P2">Templatiz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2" draw:text-style-name="P2" draw:layer="layout" svg:width="5.832cm" svg:height="3.158cm" svg:x="16.875cm" svg:y="8.637cm">
          <text:p text:style-name="P2"><text:span text:style-name="T2">X</text:span></text:p>
          <text:p text:style-name="P2">DiagramGrammar</text:p>
          <text:p text:style-name="P2">Text</text:p>
        </draw:ellipse>
        <draw:ellipse draw:style-name="gr2" draw:text-style-name="P2" draw:id="id19" draw:layer="layout" svg:width="3.27cm" svg:height="2.54cm" svg:x="20.59cm" svg:y="12.43cm">
          <text:p text:style-name="P2"><text:span text:style-name="T2">Diagram</text:span></text:p>
          <text:p text:style-name="P2"><text:span text:style-name="T2">Extra</text:span></text:p>
          <text:p text:style-name="P2"><text:span text:style-name="T2">Text</text:span></text:p>
        </draw:ellipse>
        <draw:connector draw:style-name="gr7" draw:text-style-name="P1" draw:layer="layout" draw:type="line" svg:x1="22.225cm" svg:y1="14.97cm" svg:x2="14.54cm" svg:y2="18.824cm" draw:start-shape="id19" draw:start-glue-point="2" draw:end-shape="id11" svg:d="m22225 14970-7685 38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iam Cook</meta:initial-creator>
    <meta:creation-date>2011-05-10T08:50:51</meta:creation-date>
    <dc:date>2011-05-10T12:00:52</dc:date>
    <dc:creator>William Cook</dc:creator>
    <meta:editing-duration>PT00H42M26S</meta:editing-duration>
    <meta:editing-cycles>5</meta:editing-cycles>
    <meta:generator>OpenOffice.org/3.2$Unix OpenOffice.org_project/320m12$Build-9483</meta:generator>
    <meta:document-statistic meta:object-count="51"/>
  </office:meta>
</office:document-meta>
</file>